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list-style-name="L1"/>
    <style:style style:name="P4" style:family="paragraph" style:list-style-name="L2"/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2">3 En Raya</text:span><text:line-break/>por Alberto Vialás<text:line-break/></text:p>
      <text:p text:style-name="P2"><text:line-break/>Objetivo del juego: El objetivo del Tres en Raya es ser el primer jugador en formar una línea de tres de tus propios símbolos (X o O) en el tablero. La línea puede ser horizontal, vertical o diagonal.</text:p>
      <text:p text:style-name="Text_20_body">El tablero: El juego se juega en un tablero de 3x3, lo que significa que tiene 3 filas y 3 columnas. El tablero se ve así:</text:p>
      <text:p text:style-name="Preformatted_20_Text"/>
      <text:p text:style-name="Preformatted_20_Text"><text:s text:c="3"/>| <text:s text:c="2"/>| <text:s text:c="2"/></text:p>
      <text:p text:style-name="Preformatted_20_Text">-----------</text:p>
      <text:p text:style-name="Preformatted_20_Text"><text:s text:c="3"/>| <text:s text:c="2"/>| <text:s text:c="2"/></text:p>
      <text:p text:style-name="Preformatted_20_Text">-----------</text:p>
      <text:p text:style-name="Preformatted_20_Text"><text:s text:c="3"/>| <text:s text:c="2"/>| </text:p>
      <text:p text:style-name="Preformatted_20_Text"><text:s text:c="2"/></text:p>
      <text:p text:style-name="Text_20_body"/>
      <text:p text:style-name="Text_20_body">Cómo se juega:</text:p>
      <text:list xml:id="list4807608689017078645" text:style-name="L1">
        <text:list-item>
          <text:p>Selecciona tu símbolo: Al comienzo del juego, a cada jugador se le asigna un símbolo: X o O. Uno de los jugadores es X y el otro es O. El objetivo es colocar tu símbolo en el tablero para formar una línea de tres.</text:p>
        </text:list-item>
        <text:list-item>
          <text:p>Turnos de juego: El juego se juega por turnos. En su turno, un jugador coloca su símbolo en una casilla vacía del tablero.</text:p>
        </text:list-item>
        <text:list-item>
          <text:p>Ganar el juego: El juego continúa hasta que uno de los jugadores logra formar una línea de tres de su símbolo en el tablero. Esto puede ser en horizontal, vertical o diagonal. Cuando un jugador gana, el juego termina y se declara ganador.</text:p>
        </text:list-item>
        <text:list-item>
          <text:p>Empate: Si todas las casillas del tablero se llenan y ningún jugador ha logrado formar una línea de tres, el juego termina en empate.</text:p>
        </text:list-item>
      </text:list>
      <text:p text:style-name="Text_20_body">Cómo jugar en este juego en particular (con servidor y cliente):</text:p>
      <text:list xml:id="list1374718933887814768" text:style-name="L2">
        <text:list-item>
          <text:p>Ejecuta el servidor y elige jugar contra otro jugador (J) o contra la máquina (M).</text:p>
        </text:list-item>
        <text:list-item>
          <text:p>Conecta dos clientes al servidor para comenzar una partida.</text:p>
        </text:list-item>
        <text:list-item>
          <text:p>El servidor asignará automáticamente un símbolo a cada jugador (X o O) y les dirá quién comienza.</text:p>
        </text:list-item>
        <text:list-item>
          <text:p>En tu turno, selecciona una casilla vacía del tablero haciendo clic en ella (en el cliente).</text:p>
        </text:list-item>
        <text:list-item>
          <text:p>El servidor verificará si has ganado o si hay un empate y mostrará el resultado.</text:p>
        </text:list-item>
        <text:list-item>
          <text:p>Puedes jugar varias partidas y el servidor mantendrá un ranking de victori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8S</meta:editing-duration>
    <meta:editing-cycles>3</meta:editing-cycles>
    <meta:generator>OpenOffice/4.1.11$Win32 OpenOffice.org_project/4111m1$Build-9808</meta:generator>
    <dc:date>2023-10-09T21:06:39.15</dc:date>
    <meta:document-statistic meta:table-count="0" meta:image-count="0" meta:object-count="0" meta:page-count="1" meta:paragraph-count="21" meta:word-count="320" meta:character-count="1693"/>
    <meta:user-defined meta:name="Info 1"/>
    <meta:user-defined meta:name="Info 2"/>
    <meta:user-defined meta:name="Info 3"/>
    <meta:user-defined meta:name="Info 4"/>
  </office:meta>
</office:document-meta>
</file>